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960" officeooo:paragraph-rsid="001a9960"/>
    </style:style>
    <style:style style:name="P2" style:family="paragraph" style:parent-style-name="Standard">
      <style:paragraph-properties fo:break-before="page"/>
      <style:text-properties officeooo:rsid="001a9960" officeooo:paragraph-rsid="001a9960"/>
    </style:style>
    <style:style style:name="P3" style:family="paragraph" style:parent-style-name="Standard">
      <style:text-properties officeooo:rsid="001a9960" officeooo:paragraph-rsid="001a9960"/>
    </style:style>
    <style:style style:name="P4" style:family="paragraph" style:parent-style-name="Standard">
      <style:text-properties officeooo:rsid="001c6306" officeooo:paragraph-rsid="001c6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programas</text:p>
      <text:p text:style-name="P1">VI a. Funciones</text:p>
      <text:p text:style-name="P1">Ej. MI-33: ​ Desarrollar una función que calcule el máximo común divisor de dos números enteros A, B con el siguiente</text:p>
      <text:p text:style-name="P1">algoritmo:</text:p>
      <text:p text:style-name="P1">1) Dividir A por B, y calcular el resto (0 &lt; R &lt; B)</text:p>
      <text:p text:style-name="P1">2) Si R = 0, el MCD es B, si no seguir en 3)</text:p>
      <text:p text:style-name="P1">3) ​ Reemplazar A por B, B por R, y volver al paso 1)</text:p>
      <text:p text:style-name="P1"/>
      <text:p text:style-name="P2">Ej. MI-34: ​ Desarrollar una función tal que dado un número entero positivo calcule y retorne su factorial.</text:p>
      <text:p text:style-name="P1"/>
      <text:p text:style-name="P2">Ej. MI-35: ​ Dada una serie de números enteros, informar:</text:p>
      <text:p text:style-name="P1">a) su factorial</text:p>
      <text:p text:style-name="P1">b) cuantos múltiplos de 3</text:p>
      <text:p text:style-name="P1">c) cuantos múltiplos de 5</text:p>
      <text:p text:style-name="P1">d) cuantos múltiplos de 3 y de 5</text:p>
      <text:p text:style-name="P1">Utilice las funciones de ejercicios anteriores.</text:p>
      <text:p text:style-name="P1"/>
      <text:p text:style-name="P4">Objetivo: </text:p>
      <text:p text:style-name="P1"/>
      <text:p text:style-name="P2">Ej. MI-36: ​ Dada la fracción P/Q, para P y Q naturales informar la mayor cantidad de simplificaciones. Desarrolle y</text:p>
      <text:p text:style-name="P1">utilice una función que reciba dos números naturales y retorne el menor factor común. Ej: 360/60 = 180/30 = 90/15 =</text:p>
      <text:p text:style-name="P1">30/5 = 6/1</text:p>
      <text:p text:style-name="P1"/>
      <text:p text:style-name="P2">Ej. MI-37: ​ Desarrolle la función</text:p>
      <text:p text:style-name="P1">float CalcularPorcentajeDiferencia(int A ,int B)</text:p>
      <text:p text:style-name="P1">que recibe dos valores y retorne el siguiente cálculo: (B-A) *100 / (A+B)</text:p>
      <text:p text:style-name="P1">Ej. MI-38: ​ Desarrollar la función</text:p>
      <text:p text:style-name="P1">Int EdadAGrupoEtario ( ​ int edad)</text:p>
      <text:p text:style-name="P1">que retorne un valor de 1 a 8, de acuerdo al siguiente cuadro:</text:p>
      <text:p text:style-name="P1">Edad</text:p>
      <text:p text:style-name="P1">Hasta 14</text:p>
      <text:p text:style-name="P1">años</text:p>
      <text:p text:style-name="P1">De 22 a</text:p>
      <text:p text:style-name="P1">28</text:p>
      <text:p text:style-name="P1">5</text:p>
      <text:p text:style-name="P1">Valor</text:p>
      <text:p text:style-name="P1">1</text:p>
      <text:p text:style-name="P1">3</text:p>
      <text:p text:style-name="P1">Edad</text:p>
      <text:p text:style-name="P1">De 15 a</text:p>
      <text:p text:style-name="P1">21</text:p>
      <text:p text:style-name="P1">De 29 a</text:p>
      <text:p text:style-name="P1">35</text:p>
      <text:p text:style-name="P1">Valor</text:p>
      <text:p text:style-name="P1">2</text:p>
      <text:p text:style-name="P1"/>
      <text:p text:style-name="P1">De 36 a</text:p>
      <text:p text:style-name="P1">42</text:p>
      <text:p text:style-name="P1">De 50 a</text:p>
      <text:p text:style-name="P1">63</text:p>
      <text:p text:style-name="P1">5</text:p>
      <text:p text:style-name="P1">7</text:p>
      <text:p text:style-name="P1">De 43 a</text:p>
      <text:p text:style-name="P1">49</text:p>
      <text:p text:style-name="P1">Mayores</text:p>
      <text:p text:style-name="P1">de 63</text:p>
      <text:p text:style-name="P1">2019</text:p>
      <text:p text:style-name="P1">6</text:p>
      <text:p text:style-name="P1">8</text:p>
      <text:p text:style-name="P1"/>
      <text:p text:style-name="P2">Ej. MI-39: ​ Desarrollar un procedimiento tal que dada una hora (HHMMSS) y un tiempo también en formato HHMMSS</text:p>
      <text:p text:style-name="P1">devuelva la nueva hora que surge de sumar el tiempo a la hora inicial, considere también si cambió el día.</text:p>
      <text:p text:style-name="P1">Ej. MI-40: ​ Desarrollar el procedimiento</text:p>
      <text:p text:style-name="P1">string ​ Tendencia ​ (int A, int B)</text:p>
      <text:p text:style-name="P1">que dados dos valores A y B, retorne una cadena de acuerdo al siguiente cuadro:</text:p>
      <text:p text:style-name="P1">B - A &lt; 0 Decreciente B - A &lt; 2% de A Estable</text:p>
      <text:p text:style-name="P1">B - A &lt; 5% de A Leve ascenso Resto En ascenso</text:p>
      <text:p text:style-name="P1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21:55:57.632386462</meta:creation-date>
    <dc:date>2021-04-14T00:06:43.911113087</dc:date>
    <meta:editing-duration>PT7H9M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6" meta:paragraph-count="61" meta:word-count="343" meta:character-count="1717" meta:non-whitespace-character-count="1410"/>
  </office:meta>
</office:document-meta>
</file>